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FA6B98A811B5517.png" manifest:media-type="image/png"/>
  <manifest:file-entry manifest:full-path="Pictures/10000000000005560000030011696522E858CCB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6.028cm, 1.0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5.443cm, 1.01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9.737cm" svg:height="9.081cm" draw:z-index="0"><draw:image xlink:href="Pictures/100000000000055600000300CFA6B98A811B55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char" svg:width="9.827cm" svg:height="9.059cm" draw:z-index="1"><draw:image xlink:href="Pictures/10000000000005560000030011696522E858CC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5:13:59.674000000</meta:creation-date>
    <dc:date>2022-03-01T18:53:35.943000000</dc:date>
    <meta:editing-duration>PT20M50S</meta:editing-duration>
    <meta:editing-cycles>2</meta:editing-cycles>
    <meta:generator>LibreOffice/7.1.5.2$Windows_X86_64 LibreOffice_project/85f04e9f809797b8199d13c421bd8a2b025d52b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